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1ed8e6" officeooo:paragraph-rsid="001ed8e6"/>
    </style:style>
    <style:style style:name="P2" style:family="paragraph" style:parent-style-name="Text_20_body">
      <style:text-properties fo:font-weight="normal" officeooo:rsid="00201363" officeooo:paragraph-rsid="00201363" style:font-weight-asian="normal" style:font-weight-complex="normal"/>
    </style:style>
    <style:style style:name="P3" style:family="paragraph" style:parent-style-name="Text_20_body">
      <style:text-properties officeooo:paragraph-rsid="0020a5c4"/>
    </style:style>
    <style:style style:name="P4" style:family="paragraph" style:parent-style-name="Text_20_body">
      <style:text-properties officeooo:paragraph-rsid="0022941e"/>
    </style:style>
    <style:style style:name="P5" style:family="paragraph" style:parent-style-name="Text_20_body">
      <style:text-properties officeooo:rsid="0022941e" officeooo:paragraph-rsid="0022941e"/>
    </style:style>
    <style:style style:name="P6" style:family="paragraph" style:parent-style-name="Text_20_body">
      <style:text-properties officeooo:paragraph-rsid="00264125"/>
    </style:style>
    <style:style style:name="P7" style:family="paragraph" style:parent-style-name="Text_20_body">
      <style:text-properties officeooo:paragraph-rsid="002d8bd8"/>
    </style:style>
    <style:style style:name="P8" style:family="paragraph" style:parent-style-name="Text_20_body">
      <style:text-properties officeooo:paragraph-rsid="002f2425"/>
    </style:style>
    <style:style style:name="P9" style:family="paragraph" style:parent-style-name="Text_20_body">
      <style:text-properties fo:font-style="normal" fo:font-weight="normal" officeooo:rsid="00261278" officeooo:paragraph-rsid="00261278" style:font-style-asian="normal" style:font-weight-asian="normal" style:font-style-complex="normal" style:font-weight-complex="normal"/>
    </style:style>
    <style:style style:name="P10" style:family="paragraph" style:parent-style-name="Text_20_body">
      <style:text-properties fo:font-style="normal" fo:font-weight="normal" officeooo:rsid="00264125" officeooo:paragraph-rsid="0038df68" style:font-style-asian="normal" style:font-weight-asian="normal" style:font-style-complex="normal" style:font-weight-complex="normal"/>
    </style:style>
    <style:style style:name="P11" style:family="paragraph" style:parent-style-name="Text_20_body">
      <style:text-properties fo:font-style="normal" fo:font-weight="normal" officeooo:rsid="0029feb0" officeooo:paragraph-rsid="0029feb0" style:font-style-asian="normal" style:font-weight-asian="normal" style:font-style-complex="normal" style:font-weight-complex="normal"/>
    </style:style>
    <style:style style:name="P12" style:family="paragraph" style:parent-style-name="Text_20_body">
      <style:text-properties fo:font-style="normal" fo:font-weight="normal" officeooo:rsid="0030f8cd" officeooo:paragraph-rsid="0030f8cd" style:font-style-asian="normal" style:font-weight-asian="normal" style:font-style-complex="normal" style:font-weight-complex="normal"/>
    </style:style>
    <style:style style:name="P13" style:family="paragraph" style:parent-style-name="Text_20_body">
      <style:text-properties fo:font-weight="normal" officeooo:rsid="00201363" officeooo:paragraph-rsid="0020a5c4" style:font-weight-asian="normal" style:font-weight-complex="normal"/>
    </style:style>
    <style:style style:name="P14" style:family="paragraph" style:parent-style-name="Text_20_body">
      <style:text-properties fo:font-weight="normal" officeooo:rsid="00322837" officeooo:paragraph-rsid="00322837" style:font-weight-asian="normal" style:font-weight-complex="normal"/>
    </style:style>
    <style:style style:name="P15" style:family="paragraph" style:parent-style-name="Text_20_body">
      <style:text-properties fo:font-weight="normal" officeooo:rsid="00341480" officeooo:paragraph-rsid="00341480" style:font-weight-asian="normal" style:font-weight-complex="normal"/>
    </style:style>
    <style:style style:name="P16" style:family="paragraph" style:parent-style-name="Text_20_body">
      <style:text-properties officeooo:paragraph-rsid="0034acd0"/>
    </style:style>
    <style:style style:name="P17" style:family="paragraph" style:parent-style-name="Text_20_body" style:list-style-name="L1">
      <style:text-properties officeooo:rsid="0034acd0" officeooo:paragraph-rsid="0034acd0"/>
    </style:style>
    <style:style style:name="P18" style:family="paragraph" style:parent-style-name="Text_20_body">
      <style:text-properties officeooo:paragraph-rsid="0034b3c1"/>
    </style:style>
    <style:style style:name="P19" style:family="paragraph" style:parent-style-name="Text_20_body" style:list-style-name="L2">
      <style:text-properties officeooo:rsid="0034b3c1" officeooo:paragraph-rsid="0034b3c1"/>
    </style:style>
    <style:style style:name="P20" style:family="paragraph" style:parent-style-name="Text_20_body">
      <style:text-properties officeooo:paragraph-rsid="003531c4"/>
    </style:style>
    <style:style style:name="P21" style:family="paragraph" style:parent-style-name="Text_20_body" style:list-style-name="L3">
      <style:text-properties officeooo:rsid="003531c4" officeooo:paragraph-rsid="003531c4"/>
    </style:style>
    <style:style style:name="P22" style:family="paragraph" style:parent-style-name="Text_20_body">
      <style:text-properties officeooo:paragraph-rsid="00368229"/>
    </style:style>
    <style:style style:name="P23" style:family="paragraph" style:parent-style-name="Heading_20_1">
      <style:text-properties fo:font-weight="bold" officeooo:rsid="001ed8e6" officeooo:paragraph-rsid="001ed8e6" style:font-weight-asian="bold" style:font-weight-complex="bold"/>
    </style:style>
    <style:style style:name="P24" style:family="paragraph" style:parent-style-name="Heading_20_1">
      <style:text-properties officeooo:rsid="00341480" officeooo:paragraph-rsid="00341480"/>
    </style:style>
    <style:style style:name="P25" style:family="paragraph" style:parent-style-name="Heading_20_2">
      <style:text-properties fo:font-weight="normal" officeooo:rsid="001ed8e6" officeooo:paragraph-rsid="001ed8e6" style:font-weight-asian="normal" style:font-weight-complex="normal"/>
    </style:style>
    <style:style style:name="P26" style:family="paragraph" style:parent-style-name="Heading_20_2">
      <style:text-properties fo:font-weight="normal" officeooo:rsid="00201363" officeooo:paragraph-rsid="00201363" style:font-weight-asian="normal" style:font-weight-complex="normal"/>
    </style:style>
    <style:style style:name="P27" style:family="paragraph" style:parent-style-name="Heading_20_2">
      <style:text-properties fo:font-weight="normal" officeooo:rsid="0020a5c4" officeooo:paragraph-rsid="0020a5c4" style:font-weight-asian="normal" style:font-weight-complex="normal"/>
    </style:style>
    <style:style style:name="P28" style:family="paragraph" style:parent-style-name="Heading_20_2">
      <style:text-properties fo:font-weight="normal" officeooo:rsid="002c54a2" officeooo:paragraph-rsid="002c54a2" style:font-weight-asian="normal" style:font-weight-complex="normal"/>
    </style:style>
    <style:style style:name="P29" style:family="paragraph" style:parent-style-name="Heading_20_2">
      <style:text-properties fo:font-weight="normal" officeooo:rsid="00322837" officeooo:paragraph-rsid="00322837" style:font-weight-asian="normal" style:font-weight-complex="normal"/>
    </style:style>
    <style:style style:name="P30" style:family="paragraph" style:parent-style-name="Heading_20_2">
      <style:text-properties fo:font-weight="normal" officeooo:rsid="00341480" officeooo:paragraph-rsid="00341480" style:font-weight-asian="normal" style:font-weight-complex="normal"/>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Heading_20_4">
      <style:text-properties fo:font-style="normal" fo:font-weight="normal" officeooo:rsid="00261278" officeooo:paragraph-rsid="00261278" style:font-style-asian="normal" style:font-weight-asian="normal" style:font-style-complex="normal" style:font-weight-complex="normal"/>
    </style:style>
    <style:style style:name="P34" style:family="paragraph" style:parent-style-name="Heading_20_3">
      <style:text-properties fo:font-weight="normal" style:font-weight-asian="normal" style:font-weight-complex="normal"/>
    </style:style>
    <style:style style:name="P35" style:family="paragraph" style:parent-style-name="Heading_20_3">
      <style:text-properties fo:font-weight="normal" officeooo:rsid="0020a5c4" officeooo:paragraph-rsid="0020a5c4" style:font-weight-asian="normal" style:font-weight-complex="normal"/>
    </style:style>
    <style:style style:name="P36" style:family="paragraph" style:parent-style-name="Heading_20_3">
      <style:text-properties fo:font-weight="normal" officeooo:rsid="0034acd0" officeooo:paragraph-rsid="0034acd0" style:font-weight-asian="normal" style:font-weight-complex="normal"/>
    </style:style>
    <style:style style:name="P37" style:family="paragraph" style:parent-style-name="Heading_20_3">
      <style:text-properties fo:font-weight="normal" officeooo:rsid="0034b3c1" officeooo:paragraph-rsid="0034b3c1" style:font-weight-asian="normal" style:font-weight-complex="normal"/>
    </style:style>
    <style:style style:name="P38" style:family="paragraph" style:parent-style-name="Heading_20_3">
      <style:text-properties fo:font-weight="normal" officeooo:rsid="0035221c" officeooo:paragraph-rsid="0035221c" style:font-weight-asian="normal" style:font-weight-complex="normal"/>
    </style:style>
    <style:style style:name="P39" style:family="paragraph" style:parent-style-name="Heading_20_3">
      <style:text-properties fo:font-weight="normal" officeooo:rsid="00368229" officeooo:paragraph-rsid="00368229" style:font-weight-asian="normal" style:font-weight-complex="normal"/>
    </style:style>
    <style:style style:name="P40" style:family="paragraph" style:parent-style-name="Contents_20_3">
      <style:paragraph-properties>
        <style:tab-stops>
          <style:tab-stop style:position="6.5319in" style:type="right" style:leader-style="dotted" style:leader-text="."/>
        </style:tab-stops>
      </style:paragraph-properties>
    </style:style>
    <style:style style:name="P41"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f8e2e"/>
    </style:style>
    <style:style style:name="T2" style:family="text">
      <style:text-properties fo:font-weight="normal" style:font-weight-asian="normal" style:font-weight-complex="normal"/>
    </style:style>
    <style:style style:name="T3" style:family="text">
      <style:text-properties fo:font-weight="normal" officeooo:rsid="00201363" style:font-weight-asian="normal" style:font-weight-complex="normal"/>
    </style:style>
    <style:style style:name="T4" style:family="text">
      <style:text-properties fo:font-weight="normal" officeooo:rsid="0020a5c4" style:font-weight-asian="normal" style:font-weight-complex="normal"/>
    </style:style>
    <style:style style:name="T5" style:family="text">
      <style:text-properties fo:font-weight="normal" officeooo:rsid="0022941e" style:font-weight-asian="normal" style:font-weight-complex="normal"/>
    </style:style>
    <style:style style:name="T6" style:family="text">
      <style:text-properties fo:font-weight="normal" officeooo:rsid="002c54a2" style:font-weight-asian="normal" style:font-weight-complex="normal"/>
    </style:style>
    <style:style style:name="T7" style:family="text">
      <style:text-properties fo:font-weight="normal" officeooo:rsid="0034acd0" style:font-weight-asian="normal" style:font-weight-complex="normal"/>
    </style:style>
    <style:style style:name="T8" style:family="text">
      <style:text-properties fo:font-weight="normal" officeooo:rsid="0034b3c1" style:font-weight-asian="normal" style:font-weight-complex="normal"/>
    </style:style>
    <style:style style:name="T9" style:family="text">
      <style:text-properties fo:font-weight="normal" officeooo:rsid="0035221c" style:font-weight-asian="normal" style:font-weight-complex="normal"/>
    </style:style>
    <style:style style:name="T10" style:family="text">
      <style:text-properties fo:font-weight="normal" officeooo:rsid="00368229" style:font-weight-asian="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22941e" style:font-style-asian="normal" style:font-weight-asian="normal" style:font-style-complex="normal" style:font-weight-complex="normal"/>
    </style:style>
    <style:style style:name="T13" style:family="text">
      <style:text-properties fo:font-style="normal" fo:font-weight="normal" officeooo:rsid="00201363" style:font-style-asian="normal" style:font-weight-asian="normal" style:font-style-complex="normal" style:font-weight-complex="normal"/>
    </style:style>
    <style:style style:name="T14" style:family="text">
      <style:text-properties fo:font-style="normal" fo:font-weight="normal" officeooo:rsid="00242b1c" style:font-style-asian="normal" style:font-weight-asian="normal" style:font-style-complex="normal" style:font-weight-complex="normal"/>
    </style:style>
    <style:style style:name="T15" style:family="text">
      <style:text-properties fo:font-style="normal" fo:font-weight="normal" officeooo:rsid="00251a14" style:font-style-asian="normal" style:font-weight-asian="normal" style:font-style-complex="normal" style:font-weight-complex="normal"/>
    </style:style>
    <style:style style:name="T16" style:family="text">
      <style:text-properties fo:font-style="normal" fo:font-weight="normal" officeooo:rsid="00261278" style:font-style-asian="normal" style:font-weight-asian="normal" style:font-style-complex="normal" style:font-weight-complex="normal"/>
    </style:style>
    <style:style style:name="T17" style:family="text">
      <style:text-properties fo:font-style="normal" fo:font-weight="normal" officeooo:rsid="00264125" style:font-style-asian="normal" style:font-weight-asian="normal" style:font-style-complex="normal" style:font-weight-complex="normal"/>
    </style:style>
    <style:style style:name="T18" style:family="text">
      <style:text-properties fo:font-style="normal" fo:font-weight="normal" officeooo:rsid="002888cd" style:font-style-asian="normal" style:font-weight-asian="normal" style:font-style-complex="normal" style:font-weight-complex="normal"/>
    </style:style>
    <style:style style:name="T19" style:family="text">
      <style:text-properties fo:font-style="normal" fo:font-weight="normal" officeooo:rsid="002938da" style:font-style-asian="normal" style:font-weight-asian="normal" style:font-style-complex="normal" style:font-weight-complex="normal"/>
    </style:style>
    <style:style style:name="T20" style:family="text">
      <style:text-properties fo:font-style="normal" fo:font-weight="normal" officeooo:rsid="002d8bd8" style:font-style-asian="normal" style:font-weight-asian="normal" style:font-style-complex="normal" style:font-weight-complex="normal"/>
    </style:style>
    <style:style style:name="T21" style:family="text">
      <style:text-properties fo:font-style="normal" fo:font-weight="normal" officeooo:rsid="002f2425" style:font-style-asian="normal" style:font-weight-asian="normal" style:font-style-complex="normal" style:font-weight-complex="normal"/>
    </style:style>
    <style:style style:name="T22" style:family="text">
      <style:text-properties fo:font-style="normal" fo:font-weight="normal" officeooo:rsid="0031f6f0" style:font-style-asian="normal" style:font-weight-asian="normal" style:font-style-complex="normal" style:font-weight-complex="normal"/>
    </style:style>
    <style:style style:name="T23" style:family="text">
      <style:text-properties fo:font-style="italic" fo:font-weight="bold" officeooo:rsid="0022941e" style:font-style-asian="italic" style:font-weight-asian="bold" style:font-style-complex="italic" style:font-weight-complex="bold"/>
    </style:style>
    <style:style style:name="T24" style:family="text">
      <style:text-properties fo:font-style="italic" style:font-style-asian="italic" style:font-style-complex="italic"/>
    </style:style>
    <style:style style:name="T25" style:family="text">
      <style:text-properties officeooo:rsid="002888cd"/>
    </style:style>
    <style:style style:name="T26" style:family="text">
      <style:text-properties style:text-position="sub 58%" fo:font-weight="normal" style:font-weight-asian="normal" style:font-weight-complex="normal"/>
    </style:style>
    <style:style style:name="T27" style:family="text">
      <style:text-properties style:text-position="0% 100%" fo:font-weight="normal" style:font-weight-asian="normal" style:font-weight-complex="normal"/>
    </style:style>
    <style:style style:name="T28" style:family="text">
      <style:text-properties style:text-position="0% 100%" fo:font-weight="normal" officeooo:rsid="0035221c" style:font-weight-asian="normal" style:font-weight-complex="normal"/>
    </style:style>
    <style:style style:name="T29" style:family="text">
      <style:text-properties style:text-position="0% 100%" fo:font-weight="normal" officeooo:rsid="0034b3c1" style:font-weight-asian="normal" style:font-weight-complex="normal"/>
    </style:style>
    <style:style style:name="T30" style:family="text">
      <style:text-properties style:text-position="super 58%" fo:font-weight="normal" officeooo:rsid="0035221c"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529_1834350006" text:style-name="Index_20_Link" text:visited-style-name="Index_20_Link">Microcontroller<text:tab/>1</text:a></text:p>
          <text:p text:style-name="P31"><text:a xlink:type="simple" xlink:href="#__RefHeading___Toc531_1834350006" text:style-name="Index_20_Link" text:visited-style-name="Index_20_Link">Overview:<text:tab/>1</text:a></text:p>
          <text:p text:style-name="P31"><text:a xlink:type="simple" xlink:href="#__RefHeading___Toc533_1834350006" text:style-name="Index_20_Link" text:visited-style-name="Index_20_Link">State Model:<text:tab/>2</text:a></text:p>
          <text:p text:style-name="P40"><text:a xlink:type="simple" xlink:href="#__RefHeading___Toc146_715589329" text:style-name="Index_20_Link" text:visited-style-name="Index_20_Link">Basic State:<text:tab/>2</text:a></text:p>
          <text:p text:style-name="P41"><text:a xlink:type="simple" xlink:href="#__RefHeading___Toc266_715589329" text:style-name="Index_20_Link" text:visited-style-name="Index_20_Link">Sensor Power Bus:<text:tab/>2</text:a></text:p>
          <text:p text:style-name="P41"><text:a xlink:type="simple" xlink:href="#__RefHeading___Toc268_715589329" text:style-name="Index_20_Link" text:visited-style-name="Index_20_Link">SD Card Power Bus:<text:tab/>2</text:a></text:p>
          <text:p text:style-name="P40"><text:a xlink:type="simple" xlink:href="#__RefHeading___Toc258_715589329" text:style-name="Index_20_Link" text:visited-style-name="Index_20_Link">Sleep State:<text:tab/>2</text:a></text:p>
          <text:p text:style-name="P31"><text:a xlink:type="simple" xlink:href="#__RefHeading___Toc148_715589329" text:style-name="Index_20_Link" text:visited-style-name="Index_20_Link">Microcontroller Resources:<text:tab/>2</text:a></text:p>
          <text:p text:style-name="P40"><text:a xlink:type="simple" xlink:href="#__RefHeading___Toc260_715589329" text:style-name="Index_20_Link" text:visited-style-name="Index_20_Link">GPIO</text:a><text:a xlink:type="simple" xlink:href="#__RefHeading___Toc260_715589329" text:style-name="Index_20_Link" text:visited-style-name="Index_20_Link"><text:span text:style-name="T24">:</text:span></text:a><text:a xlink:type="simple" xlink:href="#__RefHeading___Toc260_715589329" text:style-name="Index_20_Link" text:visited-style-name="Index_20_Link"><text:tab/>3</text:a></text:p>
          <text:p text:style-name="P40"><text:a xlink:type="simple" xlink:href="#__RefHeading___Toc262_715589329" text:style-name="Index_20_Link" text:visited-style-name="Index_20_Link">I2C:<text:tab/>3</text:a></text:p>
          <text:p text:style-name="P40"><text:a xlink:type="simple" xlink:href="#__RefHeading___Toc264_715589329" text:style-name="Index_20_Link" text:visited-style-name="Index_20_Link">SPI:<text:tab/>3</text:a></text:p>
          <text:p text:style-name="P40"><text:a xlink:type="simple" xlink:href="#__RefHeading___Toc272_715589329" text:style-name="Index_20_Link" text:visited-style-name="Index_20_Link">NVS:<text:tab/>3</text:a></text:p>
          <text:p text:style-name="P40"><text:a xlink:type="simple" xlink:href="#__RefHeading___Toc378_715589329" text:style-name="Index_20_Link" text:visited-style-name="Index_20_Link">WiFi:<text:tab/>3</text:a></text:p>
          <text:p text:style-name="P40"><text:a xlink:type="simple" xlink:href="#__RefHeading___Toc413_259426062" text:style-name="Index_20_Link" text:visited-style-name="Index_20_Link">Deep Sleep (power saving modes):<text:tab/>3</text:a></text:p>
          <text:p text:style-name="P31"><text:a xlink:type="simple" xlink:href="#__RefHeading___Toc380_715589329" text:style-name="Index_20_Link" text:visited-style-name="Index_20_Link">ESP32 Issues and workarounds:<text:tab/>4</text:a></text:p>
          <text:p text:style-name="P40"><text:a xlink:type="simple" xlink:href="#__RefHeading___Toc382_715589329" text:style-name="Index_20_Link" text:visited-style-name="Index_20_Link">Overview:<text:tab/>4</text:a></text:p>
          <text:p text:style-name="P40"><text:a xlink:type="simple" xlink:href="#__RefHeading___Toc384_715589329" text:style-name="Index_20_Link" text:visited-style-name="Index_20_Link">On-board ADC:<text:tab/>4</text:a></text:p>
          <text:p text:style-name="P40"><text:a xlink:type="simple" xlink:href="#__RefHeading___Toc386_715589329" text:style-name="Index_20_Link" text:visited-style-name="Index_20_Link">On-board RTC:<text:tab/>4</text:a></text:p>
          <text:p text:style-name="P40"><text:a xlink:type="simple" xlink:href="#__RefHeading___Toc388_715589329" text:style-name="Index_20_Link" text:visited-style-name="Index_20_Link">Development Board Errata:<text:tab/>4</text:a></text:p>
          <text:p text:style-name="P31"><text:a xlink:type="simple" xlink:href="#__RefHeading___Toc386_259426062" text:style-name="Index_20_Link" text:visited-style-name="Index_20_Link">Wiring:<text:tab/>5</text:a></text:p>
          <text:p text:style-name="P32"><text:a xlink:type="simple" xlink:href="#__RefHeading___Toc388_259426062" text:style-name="Index_20_Link" text:visited-style-name="Index_20_Link">Sensors:<text:tab/>5</text:a></text:p>
          <text:p text:style-name="P31"><text:a xlink:type="simple" xlink:href="#__RefHeading___Toc390_259426062" text:style-name="Index_20_Link" text:visited-style-name="Index_20_Link">Overview:<text:tab/>5</text:a></text:p>
          <text:p text:style-name="P31"><text:a xlink:type="simple" xlink:href="#__RefHeading___Toc392_259426062" text:style-name="Index_20_Link" text:visited-style-name="Index_20_Link">Temperature Sensor:<text:tab/>5</text:a></text:p>
          <text:p text:style-name="P31"><text:a xlink:type="simple" xlink:href="#__RefHeading___Toc394_259426062" text:style-name="Index_20_Link" text:visited-style-name="Index_20_Link">Temperature Sensor:<text:tab/>5</text:a></text:p>
          <text:p text:style-name="P31"><text:a xlink:type="simple" xlink:href="#__RefHeading___Toc396_259426062" text:style-name="Index_20_Link" text:visited-style-name="Index_20_Link">Pyranometer:<text:tab/>5</text:a></text:p>
          <text:p text:style-name="P32"><text:a xlink:type="simple" xlink:href="#__RefHeading___Toc398_259426062" text:style-name="Index_20_Link" text:visited-style-name="Index_20_Link">System Errata:<text:tab/>5</text:a></text:p>
          <text:p text:style-name="P40"><text:a xlink:type="simple" xlink:href="#__RefHeading___Toc400_259426062" text:style-name="Index_20_Link" text:visited-style-name="Index_20_Link">Overview:<text:tab/>5</text:a></text:p>
          <text:p text:style-name="P40"><text:a xlink:type="simple" xlink:href="#__RefHeading___Toc404_259426062" text:style-name="Index_20_Link" text:visited-style-name="Index_20_Link">RTC draws more power than needed:<text:tab/>5</text:a></text:p>
          <text:p text:style-name="P40"><text:a xlink:type="simple" xlink:href="#__RefHeading___Toc406_259426062" text:style-name="Index_20_Link" text:visited-style-name="Index_20_Link">Dual/multi SD card operation is disabled:<text:tab/>6</text:a></text:p>
          <text:p text:style-name="P40"><text:a xlink:type="simple" xlink:href="#__RefHeading___Toc409_259426062" text:style-name="Index_20_Link" text:visited-style-name="Index_20_Link">Pyranometer output scaling needs verification:<text:tab/>6</text:a></text:p>
          <text:p text:style-name="P40"><text:a xlink:type="simple" xlink:href="#__RefHeading___Toc411_259426062" text:style-name="Index_20_Link" text:visited-style-name="Index_20_Link">Camera is not ready for installation:<text:tab/>6</text:a></text:p>
        </text:index-body>
      </text:table-of-content>
      <text:h text:style-name="P23" text:outline-level="1"><text:bookmark-start text:name="__RefHeading___Toc529_1834350006"/>Microcontroller<text:bookmark-end text:name="__RefHeading___Toc529_1834350006"/></text:h>
      <text:h text:style-name="P25" text:outline-level="2"><text:bookmark-start text:name="__RefHeading___Toc531_1834350006"/>Overview:<text:bookmark-end text:name="__RefHeading___Toc531_1834350006"/></text:h>
      <text:p text:style-name="P1"><text:tab/>The microcontroller for this project is an ESP32 chip on a Sparkfun ESP32 Thing version 1.0 development board. Its inputs, outputs, and internal states are controlled through a <text:span text:style-name="T1">state pattern</text:span>. <text:span text:style-name="T1">Many of the microcontroller’s features (like I2C, non-volatile storage, and low-power operation) are used. Some features of the microcontroller were not appropriate or adequate for this project and had to be worked around. Further, the development board required physical modifications to meet the needs of the project. More information can be found below and in the `doc/schematic/` and `doc/board\ modifications/` directories.</text:span></text:p>
      <text:p text:style-name="P1"/>
      <text:h text:style-name="P26" text:outline-level="2"><text:bookmark-start text:name="__RefHeading___Toc533_1834350006"/><text:soft-page-break/>State Model:<text:bookmark-end text:name="__RefHeading___Toc533_1834350006"/></text:h>
      <text:p text:style-name="P2"><text:tab/>The software uses a modified gang-of-four (GoF) state pattern where the system’s state is controlled by a PowerState object which is then passed between functions in the application’s core logic. This differs from the original GoF state pattern in that the context is not owned by a particular object, but shared by a few functions. The state may be modified by calling methods of this object which enable and disable power buses, engage and release chip select lines, and change power saving modes in the ESP32 itself. More information can be found in the software documentation.</text:p>
      <text:h text:style-name="P35" text:outline-level="3"><text:bookmark-start text:name="__RefHeading___Toc146_715589329"/>Basic State:<text:bookmark-end text:name="__RefHeading___Toc146_715589329"/></text:h>
      <text:p text:style-name="P4"><text:span text:style-name="T4"><text:tab/>Most of the system’s PowerState configurations are based upon its ‘basic state’ where the chip is fully operational but no power buses are engaged nor are any chip select lines engaged. This serves as the basis for most cases where the system is awake. The system states that make use of this state are the SD card access states, the sensor reading states, and the WiFi station state. </text:span><text:span text:style-name="T3">More information can be found in the </text:span><text:span text:style-name="T5">`PowerState` </text:span><text:span text:style-name="T3">software documentation </text:span><text:span text:style-name="T6">and the `doc/schematic/` directory for hardware details</text:span><text:span text:style-name="T3">.</text:span></text:p>
      <text:h text:style-name="P33" text:outline-level="4"><text:bookmark-start text:name="__RefHeading___Toc266_715589329"/>Sensor Power Bus:<text:bookmark-end text:name="__RefHeading___Toc266_715589329"/></text:h>
      <text:p text:style-name="P9"><text:tab/>All of the system’s sensors are ‘lifted’ from ground when this bus is not engaged, ensuring they do not draw power except when needed. This is controlled by GPIO pulling up on Q1, and affects the temperature sensor, sonic range sensor, and external ADC.</text:p>
      <text:h text:style-name="P33" text:outline-level="4"><text:bookmark-start text:name="__RefHeading___Toc268_715589329"/>SD Card Power Bus:<text:bookmark-end text:name="__RefHeading___Toc268_715589329"/></text:h>
      <text:p text:style-name="P9"><text:tab/>The system presently supports two SD cards in the same fashion described for the Sensor Power Bus where each SD card is controlled by pulling up on one of Q2 or Q3.</text:p>
      <text:h text:style-name="P35" text:outline-level="3"><text:bookmark-start text:name="__RefHeading___Toc258_715589329"/>Sleep State:<text:bookmark-end text:name="__RefHeading___Toc258_715589329"/></text:h>
      <text:p text:style-name="P3"><text:span text:style-name="T4"><text:tab/>The system spends most of its time asleep, so this state is very important to the project. The PowerState will ensure that all auxiliary power buses and chip selects are disengaged and that the appropriate protocols for waking up are in place before entering this low power state. </text:span><text:span text:style-name="T3">More information can be found in the </text:span><text:span text:style-name="T5">`PowerState` </text:span><text:span text:style-name="T3">software documentation.</text:span></text:p>
      <text:p text:style-name="P13"/>
      <text:h text:style-name="P27" text:outline-level="2"><text:bookmark-start text:name="__RefHeading___Toc148_715589329"/>Microcontroller Resources:<text:bookmark-end text:name="__RefHeading___Toc148_715589329"/></text:h>
      <text:p text:style-name="P3"><text:span text:style-name="T4"><text:tab/>Numerous resources provided by the microcontroller and its development board are used by the project. </text:span><text:span text:style-name="T5">Developers seeking to modify or add to the project must be mindful of existing hardware before they make any changes.</text:span></text:p>
      <text:h text:style-name="P34" text:outline-level="3"><text:bookmark-start text:name="__RefHeading___Toc260_715589329"/><text:soft-page-break/>GPIO<text:span text:style-name="T24">:</text:span><text:bookmark-end text:name="__RefHeading___Toc260_715589329"/></text:h>
      <text:p text:style-name="P4"><text:span text:style-name="T23"><text:tab/></text:span><text:span text:style-name="T12">Numerous general purpose input/output (GPIO) pins are used to switch power rails on and off, act as chip selectors, communicate with sensors through specialized libraries, act as listeners for wake signals, and more. Detailing all of their uses is beyond the scope of this section so the reader is encouraged to examine the software documentation of `pins.h`.</text:span></text:p>
      <text:h text:style-name="P34" text:outline-level="3"><text:bookmark-start text:name="__RefHeading___Toc262_715589329"/>I2C:<text:bookmark-end text:name="__RefHeading___Toc262_715589329"/></text:h>
      <text:p text:style-name="P5"><text:span text:style-name="T11"><text:tab/>The </text:span><text:span text:style-name="T14">Inter-integrated circuit (</text:span><text:span text:style-name="T11">I2C</text:span><text:span text:style-name="T14">)</text:span><text:span text:style-name="T11"> lines on the microcontroller are used to communicate with a ZS-042 Real Time Clock (RTC) module, which wakes the system from sleep to take readings from sensors. This system is therefor central to the project’s success. </text:span><text:span text:style-name="T13">More information can be found in the </text:span><text:span text:style-name="T11">`RTC_container` </text:span><text:span text:style-name="T13">software documentation.</text:span></text:p>
      <text:h text:style-name="P34" text:outline-level="3"><text:bookmark-start text:name="__RefHeading___Toc264_715589329"/>SPI:<text:bookmark-end text:name="__RefHeading___Toc264_715589329"/></text:h>
      <text:p text:style-name="P4"><text:span text:style-name="T12"><text:tab/>The </text:span><text:span text:style-name="T14">Serial Peripheral Interface (</text:span><text:span text:style-name="T12">SPI</text:span><text:span text:style-name="T14">)</text:span><text:span text:style-name="T12"> lines on the microcontroller are used to communicate with the </text:span><text:span text:style-name="T20">external </text:span><text:span text:style-name="T12">analog to digital converter (ADC) and the Secure Digital (SD) card readers. In addition, several </text:span><text:span text:style-name="T15">additional </text:span><text:span text:style-name="T14">GPIO </text:span><text:span text:style-name="T15">pins are used by this system as chip selector </text:span><text:span text:style-name="T16">(CS) pins</text:span><text:span text:style-name="T15">; </text:span><text:span text:style-name="T16">these CS pins are pulled-down as needed by the PowerState as different SPI systems are connected to power buses.</text:span></text:p>
      <text:h text:style-name="P34" text:outline-level="3"><text:bookmark-start text:name="__RefHeading___Toc272_715589329"/><text:span text:style-name="T25">NVS</text:span>:<text:bookmark-end text:name="__RefHeading___Toc272_715589329"/></text:h>
      <text:p text:style-name="P6"><text:span text:style-name="T17"><text:tab/></text:span><text:span text:style-name="T18">The ESP32 microcontroller has a section of on-board flash memory that is accessible by software. This Non-volatile Storage (NVS) </text:span><text:span text:style-name="T19">is used as a temporary storage space for the system so that data collected by sensors need not immediately be sent to SD cards. The energy cost to activate and write to an SD card is non-trivial, so by using NVS to store data for several hours between writes, significant improvements in power consumption are made. More information on this subsystem can be found in the `NVS_container` software documentation.</text:span></text:p>
      <text:h text:style-name="P34" text:outline-level="3"><text:bookmark-start text:name="__RefHeading___Toc378_715589329"/>WiFi:<text:bookmark-end text:name="__RefHeading___Toc378_715589329"/></text:h>
      <text:p text:style-name="P11"><text:tab/>The ESP32 microcontroller has a built-in WiFi system that enables both client and station operation. This project enables a WiFi access point station when the WiFi button is used to wake the system; a simple web server then hosts data from the NVS for a client to connect and view. This is a very experimental feature of the project that likely will not be used in the field due to its prohibitive power consumption (even in short uses) but it could conceptually be used to verify the correct operation of the system in the field. Details on this subsystem can be found in the `Wifi_container` software documentation.</text:p>
      <text:h text:style-name="P34" text:outline-level="3"><text:bookmark-start text:name="__RefHeading___Toc413_259426062"/><text:span text:style-name="T25">Deep Sleep (power saving modes)</text:span>:<text:bookmark-end text:name="__RefHeading___Toc413_259426062"/></text:h>
      <text:p text:style-name="P10"><text:tab/>The ESP32 microcontroller is capable of turning off major portions of its circuitry in order to conserve power. This project hinges on such functionality. When in deep sleep, the system’s current consumption has been measured at 85 μA. The system will wake up when it receives a signal from the <text:soft-page-break/>external RTC or one of the buttons is pressed. The description of these wakeup signals can be found in the `PowerState` enter sleep method.</text:p>
      <text:p text:style-name="P10"/>
      <text:h text:style-name="P28" text:outline-level="2"><text:bookmark-start text:name="__RefHeading___Toc380_715589329"/>ESP32 Issues and workarounds:<text:bookmark-end text:name="__RefHeading___Toc380_715589329"/></text:h>
      <text:h text:style-name="P34" text:outline-level="3"><text:bookmark-start text:name="__RefHeading___Toc382_715589329"/>Overview:<text:bookmark-end text:name="__RefHeading___Toc382_715589329"/></text:h>
      <text:p text:style-name="P7"><text:span text:style-name="T20"><text:tab/>The ESP32 is a fairly new contender in the world of microcontrollers and it is very easy to run afoul of its development process. The code is undergoing continuous changes and new chip errata are being uncovered and solved. Some features required for this project couldn’t be obtained from the microcontroller (or needed considerable efforts to use) and documenting these issues may be helpful to future developers in understanding the rationale behind this system’s design and engineering. </text:span><text:span text:style-name="T22">Specifically, the project required an external ADC, an external RTC, and modifications to the development board.</text:span></text:p>
      <text:h text:style-name="P34" text:outline-level="3"><text:bookmark-start text:name="__RefHeading___Toc384_715589329"/>On-board ADC:<text:bookmark-end text:name="__RefHeading___Toc384_715589329"/></text:h>
      <text:p text:style-name="P7"><text:span text:style-name="T20"><text:tab/>The ADCs on-board the ESP32 do not have the linear response desired of such devices. While they have improved considerably- even over the short development cycle of this project- they still do not precisely map a range of inputs to a range of outputs in a linear fashion! The fix for this was, as briefly mentioned above, to include an external ADC module. More on this can be found in the `Pyranometer` section below </text:span><text:span text:style-name="T21">and in the software documentation for the `PyranometerSensor`</text:span><text:span text:style-name="T20">.</text:span></text:p>
      <text:h text:style-name="P34" text:outline-level="3"><text:bookmark-start text:name="__RefHeading___Toc386_715589329"/>On-board RTC:<text:bookmark-end text:name="__RefHeading___Toc386_715589329"/></text:h>
      <text:p text:style-name="P8"><text:span text:style-name="T21"><text:tab/>The RTC built in to the ESP32 is not sufficiently accurate for this project. The currently-supported 150 kHz on-board crystal may drift by up to 10% of value and any on-board RTC may require additional circuitry to remain powered on in deep sleep (see </text:span><text:a xlink:type="simple" xlink:href="https://forum.pycom.io/topic/1069/accuracy-of-rtc" text:style-name="Internet_20_link" text:visited-style-name="Visited_20_Internet_20_Link"><text:span text:style-name="T21">https://forum.pycom.io/topic/1069/accuracy-of-rtc</text:span></text:a><text:span text:style-name="T21"> for more information). Therefor, the simplest answer is to offload this work to an external RTC with known accuracy and power consumption like the DS3231 integrated circuit on board the ZS-042 module. Details on the use of this module can be found in the `RTC_container` software documentation.</text:span></text:p>
      <text:h text:style-name="P34" text:outline-level="3"><text:bookmark-start text:name="__RefHeading___Toc388_715589329"/>Development Board Errata:<text:bookmark-end text:name="__RefHeading___Toc388_715589329"/></text:h>
      <text:p text:style-name="P12"><text:tab/>The Sparkfun ESP32 Thing development board is not prepared to capitalize on the full benefits of deep sleep by default. By referencing an ESP32 forum, the development board was successfully modified to reach a more agreeable power consumption. Details on the exact changes made and a link to this forum post may be found in `doc/board\ modifications`.</text:p>
      <text:p text:style-name="P12"/>
      <text:h text:style-name="P29" text:outline-level="2"><text:bookmark-start text:name="__RefHeading___Toc386_259426062"/><text:soft-page-break/>Wiring:<text:bookmark-end text:name="__RefHeading___Toc386_259426062"/></text:h>
      <text:p text:style-name="P14"><text:tab/>A full schematic of the project can be found in the `doc/schematic/` directory and a simple diagram showing the wiring of sensors inside the enclosure to the prototype board is included as well.</text:p>
      <text:p text:style-name="P14"/>
      <text:h text:style-name="P24" text:outline-level="1"><text:bookmark-start text:name="__RefHeading___Toc388_259426062"/>Sensors:<text:bookmark-end text:name="__RefHeading___Toc388_259426062"/></text:h>
      <text:h text:style-name="P30" text:outline-level="2"><text:bookmark-start text:name="__RefHeading___Toc390_259426062"/>Overview:<text:bookmark-end text:name="__RefHeading___Toc390_259426062"/></text:h>
      <text:p text:style-name="P15"><text:tab/>This project used a bunch of sensors and leorosie has stuff to say about them.</text:p>
      <text:h text:style-name="P30" text:outline-level="2"><text:bookmark-start text:name="__RefHeading___Toc392_259426062"/>Temperature Sensor:<text:bookmark-end text:name="__RefHeading___Toc392_259426062"/></text:h>
      <text:p text:style-name="P15"><text:tab/>It measures temperature!</text:p>
      <text:h text:style-name="P30" text:outline-level="2"><text:bookmark-start text:name="__RefHeading___Toc394_259426062"/>Temperature Sensor:<text:bookmark-end text:name="__RefHeading___Toc394_259426062"/></text:h>
      <text:p text:style-name="P15"><text:tab/>It measures temperature!</text:p>
      <text:h text:style-name="P30" text:outline-level="2"><text:bookmark-start text:name="__RefHeading___Toc396_259426062"/>Pyranometer:<text:bookmark-end text:name="__RefHeading___Toc396_259426062"/></text:h>
      <text:p text:style-name="P15"><text:tab/>It measures suffering!</text:p>
      <text:p text:style-name="P15"/>
      <text:h text:style-name="Heading_20_1" text:outline-level="1"><text:bookmark-start text:name="__RefHeading___Toc398_259426062"/>System Errata:<text:bookmark-end text:name="__RefHeading___Toc398_259426062"/></text:h>
      <text:h text:style-name="P36" text:outline-level="3"><text:bookmark-start text:name="__RefHeading___Toc400_259426062"/>Overview:<text:bookmark-end text:name="__RefHeading___Toc400_259426062"/></text:h>
      <text:p text:style-name="P16"><text:span text:style-name="T7"><text:tab/>The system still has a few outstanding issues which could not be resolved to satisfaction in the available time. Some of these issues are not significant in the normal operation of the system but should be kept in consideration by future developers of the project. The known issues are as follows:</text:span></text:p>
      <text:h text:style-name="P36" text:outline-level="3"><text:bookmark-start text:name="__RefHeading___Toc404_259426062"/>RTC draws more power than needed:<text:bookmark-end text:name="__RefHeading___Toc404_259426062"/></text:h>
      <text:p text:style-name="P16"><text:span text:style-name="T7"><text:tab/>The external RTC is presently connected to the system’s power rails. In the original specification, the RTC would be self-powered by its on-board button cell battery. This does not work because the Sparkfun ESP32 Thing does not pull-up on the I2C lines while it is in deep sleep. There are two practical solutions to this problem:</text:span></text:p>
      <text:list xml:id="list1270893901430902315" text:style-name="L1">
        <text:list-item>
          <text:p text:style-name="P17"><text:span text:style-name="T2">Install pull up resistors on the SCL and SDA lines to the external RTC, cut the V</text:span><text:span text:style-name="T26">CC </text:span><text:span text:style-name="T27">line to the external RTC, and install its button cell battery</text:span><text:span text:style-name="T2">. Values between 4k7 and 10k ohms should prove adequate.</text:span></text:p>
        </text:list-item>
        <text:list-item>
          <text:p text:style-name="P17"><text:soft-page-break/><text:span text:style-name="T2">Modify the ZS-042 external RTC module to reduce power consumption. This involves disconnecting its </text:span><text:span text:style-name="T8">and possible modification of its power circuitry.</text:span></text:p>
        </text:list-item>
      </text:list>
      <text:h text:style-name="P37" text:outline-level="3"><text:bookmark-start text:name="__RefHeading___Toc406_259426062"/>Dual/multi SD card operation is disabled:<text:bookmark-end text:name="__RefHeading___Toc406_259426062"/></text:h>
      <text:p text:style-name="P18"><text:span text:style-name="T8"><text:tab/>For purposes of testing, only one SD card is currently supported. It was necessary to remove the previous two SD card readers due to faulty operation on the SPI lines and install another, more friendly unit. This unit is also not ideal due to its operation without level-shifting functionality. To resolve these issues, the developers should:</text:span></text:p>
      <text:list xml:id="list2381217212491798140" text:style-name="L2">
        <text:list-item>
          <text:p text:style-name="P19"><text:span text:style-name="T2">Remove the current SD card module.</text:span></text:p>
        </text:list-item>
        <text:list-item>
          <text:p text:style-name="P19"><text:span text:style-name="T2">Install the new SD card modules (Sparkfun level-shifting microSD card readers) using the provided buses. Mechanical support should be taken into account in this process.</text:span></text:p>
        </text:list-item>
        <text:list-item>
          <text:p text:style-name="P19"><text:span text:style-name="T2">Re-enable the second SD card module in the system’s software. The necessary calls can be found in the `main.cpp` software documentation.</text:span></text:p>
        </text:list-item>
      </text:list>
      <text:h text:style-name="P38" text:outline-level="3"><text:bookmark-start text:name="__RefHeading___Toc409_259426062"/>Pyranometer output scaling needs verification:<text:bookmark-end text:name="__RefHeading___Toc409_259426062"/></text:h>
      <text:p text:style-name="P20"><text:span text:style-name="T9"><text:tab/>At present, the pyranometer output should not be trusted to accurately relate the perceived intensity of shortwave radiation in its prescribed units of W/m</text:span><text:span text:style-name="T30">2</text:span><text:span text:style-name="T28">. In addition to uncertainty in the accuracy of the instrument, the circuitry which amplifies and digitizes the output (operational amplifier and ADC) should be scrutinized before field deployment. Further, it would be beneficial to switch to using the ESP32’s on-board ADC as soon as the performance of the unit is fixed by patch to firmware (e.t.a. unknown; check with esp32-idf developer releases for more information). </text:span><text:span text:style-name="T29">To resolve these issues, the developers should:</text:span></text:p>
      <text:list xml:id="list2178093144170275104" text:style-name="L3">
        <text:list-item>
          <text:p text:style-name="P21"><text:span text:style-name="T29">S</text:span><text:span text:style-name="T27">end a preferred pyranometer to its manufacturer for calibration and testing.</text:span></text:p>
        </text:list-item>
        <text:list-item>
          <text:p text:style-name="P21"><text:span text:style-name="T27">Verify that the calibrated pyranometer delivers the expected output (0V in darkness, 0.25V at solar zenith in summer; results may significantly vary so this is important). </text:span></text:p>
        </text:list-item>
        <text:list-item>
          <text:p text:style-name="P21"><text:span text:style-name="T27">Test the operational amplifier’s output voltage for faithful amplification of the pyranometer’s signal from 0~25 mV to 0~325 mV.</text:span></text:p>
        </text:list-item>
        <text:list-item>
          <text:p text:style-name="P21"><text:span text:style-name="T27">Verify the ADC’s conversion of the amplified signal from 0~325 mV to 0~1023 (dimensionless integer).</text:span></text:p>
        </text:list-item>
      </text:list>
      <text:h text:style-name="P39" text:outline-level="3"><text:bookmark-start text:name="__RefHeading___Toc411_259426062"/>Camera is not ready for installation:<text:bookmark-end text:name="__RefHeading___Toc411_259426062"/></text:h>
      <text:p text:style-name="P22"><text:span text:style-name="T10"><text:tab/>An optional (but encouraged) aspect of this system is a time-lapse camera to take daily snapshots of the system’s environment. At the time of this document’s writing the camera is not assembled nor is its software contained in the project’s repository.</text:span></text:p>
      <text:p text:style-name="P22"><text:span text:style-name="T10"><text:tab/>There are several possible ways for this subsystem to interact with existing modules but likely the easiest solution is for the external RTC to send a daily wakeup signal to the system which interprets </text:span><text:soft-page-break/><text:span text:style-name="T10">the signal to engage the self-contained camera module. This reduces the risk of the (non-critical) camera module causing failure in the primary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3:20:04.352040474</meta:creation-date>
    <dc:date>2017-12-13T15:42:15.296309384</dc:date>
    <meta:editing-duration>PT2H11M34S</meta:editing-duration>
    <meta:editing-cycles>21</meta:editing-cycles>
    <meta:generator>LibreOffice/5.1.6.2$Linux_X86_64 LibreOffice_project/10m0$Build-2</meta:generator>
    <meta:document-statistic meta:table-count="0" meta:image-count="0" meta:object-count="0" meta:page-count="7" meta:paragraph-count="100" meta:word-count="1988" meta:character-count="12273" meta:non-whitespace-character-count="10365"/>
  </office:meta>
</office:document-meta>
</file>